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  <style:text-properties officeooo:paragraph-rsid="0015d759"/>
    </style:style>
    <style:style style:name="P4" style:family="paragraph" style:parent-style-name="Text_20_body" style:list-style-name="L1"/>
    <style:style style:name="T1" style:family="text">
      <style:text-properties officeooo:rsid="0015d75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ckup-script.sh (example)</text:h>
      <text:p text:style-name="Text_20_body"><text:span text:style-name="Strong_20_Emphasis">Scenario</text:span></text:p>
      <text:list xml:id="list2292121212" text:style-name="L1">
        <text:list-item>
          <text:p text:style-name="P4">Source: <text:span text:style-name="Source_20_Text">data</text:span></text:p>
        </text:list-item>
        <text:list-item>
          <text:p text:style-name="P4">Backup location: <text:span text:style-name="T1">home/prakash/Documents/Linux_tutorial</text:span><text:span text:style-name="Source_20_Text">/backup</text:span></text:p>
        </text:list-item>
        <text:list-item>
          <text:p text:style-name="P4">Backup format: timestamped tar.gz</text:p>
        </text:list-item>
      </text:list>
      <text:p text:style-name="P1"><text:span text:style-name="Source_20_Text">#!/bin/bash</text:span></text:p>
      <text:p text:style-name="P1"/>
      <text:p text:style-name="P1"><text:span text:style-name="Source_20_Text"># Variables</text:span></text:p>
      <text:p text:style-name="P1"><text:span text:style-name="Source_20_Text">SRC="data"</text:span></text:p>
      <text:p text:style-name="P3"><text:span text:style-name="Source_20_Text">DEST="/</text:span><text:span text:style-name="Source_20_Text"><text:span text:style-name="T1">home/prakash/Documents/Linux_tutorial</text:span></text:span><text:span text:style-name="Source_20_Text">/backup"</text:span></text:p>
      <text:p text:style-name="P1"><text:span text:style-name="Source_20_Text">DATE=$(date +"%Y-%m-%d_%H-%M-%S")</text:span></text:p>
      <text:p text:style-name="P1"><text:span text:style-name="Source_20_Text">BACKUP_FILE="data_backup_$DATE.tar.gz"</text:span></text:p>
      <text:p text:style-name="P1"/>
      <text:p text:style-name="P1"><text:span text:style-name="Source_20_Text"># Create backup directory if not exists</text:span></text:p>
      <text:p text:style-name="P1"><text:span text:style-name="Source_20_Text">mkdir -p "$DEST"</text:span></text:p>
      <text:p text:style-name="P1"/>
      <text:p text:style-name="P1"><text:span text:style-name="Source_20_Text"># Create backup</text:span></text:p>
      <text:p text:style-name="P1"><text:span text:style-name="Source_20_Text">tar -czf "$DEST/$BACKUP_FILE" "$SRC"</text:span></text:p>
      <text:p text:style-name="P1"/>
      <text:p text:style-name="P1"><text:span text:style-name="Source_20_Text"># Log backup</text:span></text:p>
      <text:p text:style-name="P2"><text:span text:style-name="Source_20_Text">echo "$(date): Backup completed - $BACKUP_FILE" &gt;&gt; /var/log/backup.log</text:span></text:p>
      <text:p text:style-name="Horizontal_20_Line"/>
      <text:h text:style-name="Heading_20_2" text:outline-level="2">2️⃣ Give execute permission</text:h>
      <text:p text:style-name="P2"><text:span text:style-name="Source_20_Text">chmod +x </text:span><text:span text:style-name="Source_20_Text"><text:span text:style-name="T1">bashcron.sh</text:span></text:span></text:p>
      <text:p text:style-name="Horizontal_20_Line"/>
      <text:h text:style-name="Heading_20_2" text:outline-level="2">3️⃣ Test manually (VERY IMPORTANT)</text:h>
      <text:p text:style-name="P2"><text:span text:style-name="Source_20_Text">./</text:span><text:span text:style-name="Source_20_Text"><text:span text:style-name="T1">bashcron</text:span></text:span><text:span text:style-name="Source_20_Text">.sh</text:span></text:p>
      <text:p text:style-name="Text_20_body">Check:</text:p>
      <text:p text:style-name="P1"><text:span text:style-name="Source_20_Text">ls /backup</text:span></text:p>
      <text:p text:style-name="P2"><text:span text:style-name="Source_20_Text">cat /var/log/backup.log</text:span></text:p>
      <text:p text:style-name="Horizontal_20_Line"/>
      <text:h text:style-name="Heading_20_2" text:outline-level="2">4️⃣ Add cron job (every 5 minutes)</text:h>
      <text:p text:style-name="Text_20_body">Edit crontab:</text:p>
      <text:p text:style-name="P2"><text:span text:style-name="Source_20_Text">crontab -e</text:span></text:p>
      <text:p text:style-name="Text_20_body">Add this line:</text:p>
      <text:p text:style-name="P2"><text:span text:style-name="Source_20_Text">*/5 * * * * /</text:span><text:span text:style-name="Source_20_Text"><text:span text:style-name="T1">home/prakash/bashcron.</text:span></text:span><text:span text:style-name="Source_20_Text">sh</text:span></text:p>
      <text:p text:style-name="Horizontal_20_Line"/>
      <text:h text:style-name="Heading_20_2" text:outline-level="2"><text:soft-page-break/>5️⃣ Cron timing explained (live class style)</text:h>
      <text:p text:style-name="P1"><text:span text:style-name="Source_20_Text">*/5 <text:s/>* <text:s/>* <text:s/>* <text:s/>*</text:span></text:p>
      <text:p text:style-name="P1"><text:span text:style-name="Source_20_Text"><text:s/>| <text:s text:c="2"/>| <text:s/>| <text:s/>| <text:s/>|</text:span></text:p>
      <text:p text:style-name="P1"><text:span text:style-name="Source_20_Text"><text:s/>| <text:s text:c="2"/>| <text:s/>| <text:s/>| <text:s/>└── Day of week</text:span></text:p>
      <text:p text:style-name="P1"><text:span text:style-name="Source_20_Text"><text:s/>| <text:s text:c="2"/>| <text:s/>| <text:s/>└──── Month</text:span></text:p>
      <text:p text:style-name="P1"><text:span text:style-name="Source_20_Text"><text:s/>| <text:s text:c="2"/>| <text:s/>└────── Day of month</text:span></text:p>
      <text:p text:style-name="P1"><text:span text:style-name="Source_20_Text"><text:s/>| <text:s text:c="2"/>└──────── Hour</text:span></text:p>
      <text:p text:style-name="P2"><text:span text:style-name="Source_20_Text"><text:s/>└──────────── Minute (every 5 minutes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23:04:10.903302227</meta:creation-date>
    <dc:date>2026-01-06T23:10:44.996156265</dc:date>
    <meta:editing-duration>PT6M35S</meta:editing-duration>
    <meta:editing-cycles>1</meta:editing-cycles>
    <meta:document-statistic meta:table-count="0" meta:image-count="0" meta:object-count="0" meta:page-count="2" meta:paragraph-count="37" meta:word-count="133" meta:character-count="930" meta:non-whitespace-character-count="808"/>
    <meta:generator>LibreOffice/7.3.7.2$Linux_X86_64 LibreOffice_project/30$Build-2</meta:generator>
  </office:meta>
</office:document-meta>
</file>